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Fg0dCNDxm42mmrgbSRx7OwQdSSOXy72j9s3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15:50:50.359588778</meta:creation-date>
    <dc:date>2021-09-21T15:51:08.16269391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